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4.2244in"/>
    </style:style>
    <style:style style:name="co6" style:family="table-column">
      <style:table-column-properties fo:break-before="auto" style:column-width="4.367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129"/>
    <style:style style:name="ce7" style:family="table-cell" style:parent-style-name="Default" style:data-style-name="N1012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Capycopter</text:p>
          </table:table-cell>
          <table:table-cell table:style-name="ce2" table:number-columns-repeated="16383"/>
        </table:table-row>
        <table:table-row table:style-name="ro2">
          <table:table-cell table:style-name="ce4" office:value-type="string" calcext:value-type="string">
            <text:p>Bill of materials</text:p>
          </table:table-cell>
          <table:table-cell table:style-name="ce2" table:number-columns-repeated="16383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rl</text:p>
          </table:table-cell>
          <table:table-cell table:style-name="ce2" table:number-columns-repeated="16378"/>
        </table:table-row>
        <table:table-row table:style-name="ro2">
          <table:table-cell office:value-type="string" calcext:value-type="string">
            <text:p>Моторчики</text:p>
          </table:table-cell>
          <table:table-cell office:value-type="currency" office:currency="EUR" office:value="23.99" calcext:value-type="currency">
            <text:p>23.99 €</text:p>
          </table:table-cell>
          <table:table-cell office:value-type="float" office:value="5" calcext:value-type="float">
            <text:p>5</text:p>
          </table:table-cell>
          <table:table-cell table:formula="of:=[.B5]*[.C5]" office:value-type="currency" office:currency="EUR" office:value="119.95" calcext:value-type="currency">
            <text:p>119.95 €</text:p>
          </table:table-cell>
          <table:table-cell office:value-type="string" calcext:value-type="string">
            <text:p>iFlight XING2 2207 2-6S FPV Motor 1750KV</text:p>
          </table:table-cell>
          <table:table-cell office:value-type="string" calcext:value-type="string">
            <text:p><text:a xlink:href="https://1dronas.lt/produktas/iflight-xing2-2207-2-6s-fpv-motor-1750kv/" xlink:type="simple">https://1dronas.lt/produktas/iflight-xing2-2207-2-6s-fpv-motor-1750kv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Пропеллеры</text:p>
          </table:table-cell>
          <table:table-cell office:value-type="currency" office:currency="EUR" office:value="3.29" calcext:value-type="currency">
            <text:p>3.29 €</text:p>
          </table:table-cell>
          <table:table-cell office:value-type="float" office:value="3" calcext:value-type="float">
            <text:p>3</text:p>
          </table:table-cell>
          <table:table-cell table:formula="of:=[.B6]*[.C6]" office:value-type="currency" office:currency="EUR" office:value="9.87" calcext:value-type="currency">
            <text:p>9.87 €</text:p>
          </table:table-cell>
          <table:table-cell office:value-type="string" calcext:value-type="string">
            <text:p>Nazgul F5 3-ašmenų propeleriai 5mm</text:p>
          </table:table-cell>
          <table:table-cell office:value-type="string" calcext:value-type="string">
            <text:p><text:a xlink:href="https://1dronas.lt/produktas/nazgul-f5-3-asmenu-propeleriai-5mm/" xlink:type="simple">https://1dronas.lt/produktas/nazgul-f5-3-asmenu-propeleriai-5mm/</text:a></text:p>
          </table:table-cell>
          <table:table-cell office:value-type="string" calcext:value-type="string">
            <text:p>Синий, желтый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Пульт</text:p>
          </table:table-cell>
          <table:table-cell office:value-type="currency" office:currency="EUR" office:value="42.99" calcext:value-type="currency">
            <text:p>42.99 €</text:p>
          </table:table-cell>
          <table:table-cell office:value-type="float" office:value="1" calcext:value-type="float">
            <text:p>1</text:p>
          </table:table-cell>
          <table:table-cell table:formula="of:=[.B7]*[.C7]" office:value-type="currency" office:currency="EUR" office:value="42.99" calcext:value-type="currency">
            <text:p>42.99 €</text:p>
          </table:table-cell>
          <table:table-cell office:value-type="string" calcext:value-type="string">
            <text:p>RadioMaster T8L Radio Controller ELRS (Mode 2)</text:p>
          </table:table-cell>
          <table:table-cell office:value-type="string" calcext:value-type="string">
            <text:p><text:a xlink:href="https://1dronas.lt/produktas/radiomaster-t8l-radio-elrs-mode-2/" xlink:type="simple">https://1dronas.lt/produktas/radiomaster-t8l-radio-elrs-mode-2/</text:a></text:p>
          </table:table-cell>
          <table:table-cell office:value-type="string" calcext:value-type="string">
            <text:p>Синий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Батарейки для пульта</text:p>
          </table:table-cell>
          <table:table-cell office:value-type="currency" office:currency="EUR" office:value="18.49" calcext:value-type="currency">
            <text:p>18.49 €</text:p>
          </table:table-cell>
          <table:table-cell office:value-type="float" office:value="1" calcext:value-type="float">
            <text:p>1</text:p>
          </table:table-cell>
          <table:table-cell table:formula="of:=[.B8]*[.C8]" office:value-type="currency" office:currency="EUR" office:value="18.49" calcext:value-type="currency">
            <text:p>18.49 €</text:p>
          </table:table-cell>
          <table:table-cell office:value-type="string" calcext:value-type="string">
            <text:p>RadioMaster 18650 3200mAh 3.7V Battery</text:p>
          </table:table-cell>
          <table:table-cell office:value-type="string" calcext:value-type="string">
            <text:p><text:a xlink:href="https://1dronas.lt/produktas/18650-3200mah-3-7v-battery-2pcs/" xlink:type="simple">https://1dronas.lt/produktas/18650-3200mah-3-7v-battery-2pcs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Батарея</text:p>
          </table:table-cell>
          <table:table-cell office:value-type="currency" office:currency="EUR" office:value="33.29" calcext:value-type="currency">
            <text:p>33.29 €</text:p>
          </table:table-cell>
          <table:table-cell office:value-type="float" office:value="1" calcext:value-type="float">
            <text:p>1</text:p>
          </table:table-cell>
          <table:table-cell table:formula="of:=[.B9]*[.C9]" office:value-type="currency" office:currency="EUR" office:value="33.29" calcext:value-type="currency">
            <text:p>33.29 €</text:p>
          </table:table-cell>
          <table:table-cell office:value-type="string" calcext:value-type="string">
            <text:p>Akumuliatorius CNHL MiniStar 1500mAh 22.2V 6S 120C – XT60</text:p>
          </table:table-cell>
          <table:table-cell office:value-type="string" calcext:value-type="string">
            <text:p><text:a xlink:href="https://1dronas.lt/produktas/baterija-cnhl-ministar-1500mah-22-2v-6s-120c-xt60/" xlink:type="simple">https://1dronas.lt/produktas/baterija-cnhl-ministar-1500mah-22-2v-6s-120c-xt60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Зарядка</text:p>
          </table:table-cell>
          <table:table-cell office:value-type="currency" office:currency="EUR" office:value="77.99" calcext:value-type="currency">
            <text:p>77.99 €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currency" office:currency="EUR" office:value="77.99" calcext:value-type="currency">
            <text:p>77.99 €</text:p>
          </table:table-cell>
          <table:table-cell office:value-type="string" calcext:value-type="string">
            <text:p>HOTA P6 600W 15A 1-6S DC Smart Charger</text:p>
          </table:table-cell>
          <table:table-cell office:value-type="string" calcext:value-type="string">
            <text:p><text:a xlink:href="https://1dronas.lt/produktas/hota-p6-600w-15a-1-6s-dc-smart-charger/" xlink:type="simple">https://1dronas.lt/produktas/hota-p6-600w-15a-1-6s-dc-smart-charger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Сумка для батарей</text:p>
          </table:table-cell>
          <table:table-cell office:value-type="currency" office:currency="EUR" office:value="7.99" calcext:value-type="currency">
            <text:p>7.99 €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currency" office:currency="EUR" office:value="7.99" calcext:value-type="currency">
            <text:p>7.99 €</text:p>
          </table:table-cell>
          <table:table-cell office:value-type="string" calcext:value-type="string">
            <text:p>BETAFPV Baterijų saugojimo krepšys</text:p>
          </table:table-cell>
          <table:table-cell office:value-type="string" calcext:value-type="string">
            <text:p><text:a xlink:href="https://1dronas.lt/produktas/betafpv-bateriju-saugojimo-krepsys/" xlink:type="simple">https://1dronas.lt/produktas/betafpv-bateriju-saugojimo-krepsys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Котроллер</text:p>
          </table:table-cell>
          <table:table-cell office:value-type="currency" office:currency="EUR" office:value="35.99" calcext:value-type="currency">
            <text:p>35.99 €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currency" office:currency="EUR" office:value="35.99" calcext:value-type="currency">
            <text:p>35.99 €</text:p>
          </table:table-cell>
          <table:table-cell office:value-type="string" calcext:value-type="string">
            <text:p>GEPRC GEP-F405-HD V2 FC</text:p>
          </table:table-cell>
          <table:table-cell office:value-type="string" calcext:value-type="string">
            <text:p><text:a xlink:href="https://1dronas.lt/produktas/geprc-gep-f405-hd-v2-fc/" xlink:type="simple">https://1dronas.lt/produktas/geprc-gep-f405-hd-v2-fc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</text:p>
          </table:table-cell>
          <table:table-cell office:value-type="currency" office:currency="EUR" office:value="47.99" calcext:value-type="currency">
            <text:p>47.99 €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currency" office:currency="EUR" office:value="47.99" calcext:value-type="currency">
            <text:p>47.99 €</text:p>
          </table:table-cell>
          <table:table-cell office:value-type="string" calcext:value-type="string">
            <text:p><text:s/>GEPRC TAKER H60_BLS 60A 4IN1 ESC</text:p>
          </table:table-cell>
          <table:table-cell office:value-type="string" calcext:value-type="string">
            <text:p><text:a xlink:href="https://1dronas.lt/produktas/geprc-taker-h60_bls-60a-4in1-esc/" xlink:type="simple">https://1dronas.lt/produktas/geprc-taker-h60_bls-60a-4in1-esc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Очки</text:p>
          </table:table-cell>
          <table:table-cell office:value-type="currency" office:currency="EUR" office:value="94.99" calcext:value-type="currency">
            <text:p>94.99 €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currency" office:currency="EUR" office:value="94.99" calcext:value-type="currency">
            <text:p>94.99 €</text:p>
          </table:table-cell>
          <table:table-cell office:value-type="string" calcext:value-type="string">
            <text:p>BETAFPV VR04 Analog FPV</text:p>
          </table:table-cell>
          <table:table-cell office:value-type="string" calcext:value-type="string">
            <text:p><text:a xlink:href="https://1dronas.lt/produktas/betafpv-vr04-analog-fpv-akiniai/" xlink:type="simple">https://1dronas.lt/produktas/betafpv-vr04-analog-fpv-akiniai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TX</text:p>
          </table:table-cell>
          <table:table-cell office:value-type="currency" office:currency="EUR" office:value="51.99" calcext:value-type="currency">
            <text:p>51.99 €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currency" office:currency="EUR" office:value="51.99" calcext:value-type="currency">
            <text:p>51.99 €</text:p>
          </table:table-cell>
          <table:table-cell office:value-type="string" calcext:value-type="string">
            <text:p>GEPRC MATEN 5.8G 1.6W VTX</text:p>
          </table:table-cell>
          <table:table-cell office:value-type="string" calcext:value-type="string">
            <text:p><text:a xlink:href="https://1dronas.lt/produktas/geprc-maten-5-8g-1-6w-vtx/" xlink:type="simple">https://1dronas.lt/produktas/geprc-maten-5-8g-1-6w-vtx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Камера</text:p>
          </table:table-cell>
          <table:table-cell office:value-type="currency" office:currency="EUR" office:value="29.49" calcext:value-type="currency">
            <text:p>29.49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29.49" calcext:value-type="currency">
            <text:p>29.49 €</text:p>
          </table:table-cell>
          <table:table-cell office:value-type="string" calcext:value-type="string">
            <text:p>RunCam Phoenix 2 SP V5</text:p>
          </table:table-cell>
          <table:table-cell office:value-type="string" calcext:value-type="string">
            <text:p><text:a xlink:href="https://1dronas.lt/produktas/runcam-phoenix-2-sp-v5-kamera/" xlink:type="simple">https://1dronas.lt/produktas/runcam-phoenix-2-sp-v5-kamera/</text:a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RS Receiver</text:p>
          </table:table-cell>
          <table:table-cell office:value-type="currency" office:currency="EUR" office:value="20.99" calcext:value-type="currency">
            <text:p>20.99 €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currency" office:currency="EUR" office:value="20.99" calcext:value-type="currency">
            <text:p>20.99 €</text:p>
          </table:table-cell>
          <table:table-cell office:value-type="string" calcext:value-type="string">
            <text:p>GEPRC ELRS Nano 2.4G PA100 Receiver</text:p>
          </table:table-cell>
          <table:table-cell office:value-type="string" calcext:value-type="string">
            <text:p><text:a xlink:href="https://1dronas.lt/produktas/geprc-elrs-nano-2-4g-pa100-receiver/" xlink:type="simple">https://1dronas.lt/produktas/geprc-elrs-nano-2-4g-pa100-receiver/</text:a>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formula="of:=[.B18]*[.C18]" office:value-type="currency" office:currency="EUR" office:value="0" calcext:value-type="currency">
            <text:p>0.00 €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7" table:formula="of:=SUM([.D5:.D19])" office:value-type="currency" office:currency="EUR" office:value="592.01" calcext:value-type="currency">
            <text:p>592.01 €</text:p>
          </table:table-cell>
          <table:table-cell table:style-name="ce7"/>
          <table:table-cell table:style-name="ce2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Ubuntu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9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0129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6:39:56.281334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6:38:27.050248162</meta:creation-date>
    <meta:generator>LibreOffice/24.2.7.2$Linux_X86_64 LibreOffice_project/420$Build-2</meta:generator>
    <dc:date>2026-03-01T00:11:46.681019381</dc:date>
    <meta:editing-duration>PT2H38M44S</meta:editing-duration>
    <meta:editing-cycles>3</meta:editing-cycles>
    <meta:document-statistic meta:table-count="1" meta:cell-count="91" meta:object-count="0"/>
  </office:meta>
</office:document-meta>
</file>